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font-size="11pt" officeooo:rsid="000bad15" officeooo:paragraph-rsid="000bad15" style:font-size-asian="9.60000038146973pt" style:font-size-complex="11pt"/>
    </style:style>
    <style:style style:name="P2" style:family="paragraph" style:parent-style-name="Heading_20_3">
      <style:paragraph-properties fo:text-align="start" style:justify-single-word="false"/>
      <style:text-properties fo:font-size="11pt" fo:font-weight="normal" officeooo:rsid="000bad15" officeooo:paragraph-rsid="000bad15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officeooo:rsid="000cfe65" officeooo:paragraph-rsid="000cfe65"/>
    </style:style>
    <style:style style:name="P4" style:family="paragraph" style:parent-style-name="Text_20_body">
      <style:paragraph-properties fo:text-align="start" style:justify-single-word="false"/>
      <style:text-properties fo:font-size="11pt" fo:font-weight="bold" officeooo:rsid="000bad15" officeooo:paragraph-rsid="000bad15" style:font-size-asian="9.60000038146973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1pt" fo:font-weight="bold" officeooo:rsid="000cfe65" officeooo:paragraph-rsid="000cfe65" style:font-size-asian="9.60000038146973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1pt" fo:font-weight="bold" officeooo:rsid="000e9aee" officeooo:paragraph-rsid="000e9aee" style:font-size-asian="9.60000038146973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officeooo:rsid="000bad15" officeooo:paragraph-rsid="000bad15" style:font-size-asian="9.60000038146973pt" style:font-weight-asian="normal" style:font-size-complex="11pt" style:font-weight-complex="normal"/>
    </style:style>
    <style:style style:name="P8" style:family="paragraph" style:parent-style-name="Text_20_body">
      <style:text-properties officeooo:paragraph-rsid="000cfe65"/>
    </style:style>
    <style:style style:name="P9" style:family="paragraph" style:parent-style-name="Text_20_body">
      <style:text-properties fo:font-weight="bold" officeooo:rsid="000cfe65" officeooo:paragraph-rsid="000cfe65" style:font-weight-asian="bold" style:font-weight-complex="bold"/>
    </style:style>
    <style:style style:name="P10" style:family="paragraph" style:parent-style-name="Text_20_body">
      <style:text-properties fo:font-weight="bold" officeooo:rsid="000e9aee" officeooo:paragraph-rsid="000e9aee" style:font-weight-asian="bold" style:font-weight-complex="bold"/>
    </style:style>
    <style:style style:name="P11" style:family="paragraph" style:parent-style-name="Text_20_body">
      <style:text-properties officeooo:paragraph-rsid="000e9ae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0cfe65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0e9ae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bold" officeooo:rsid="000cfe65" style:font-size-asian="9.60000038146973pt" style:font-weight-asian="bold" style:font-size-complex="11pt" style:font-weight-complex="bold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officeooo:rsid="000cfe65" style:font-size-asian="9.60000038146973pt" style:font-size-complex="11pt"/>
    </style:style>
    <style:style style:name="T8" style:family="text">
      <style:text-properties fo:font-size="11pt" officeooo:rsid="000e9aee" style:font-size-asian="9.60000038146973pt" style:font-size-complex="11pt"/>
    </style:style>
    <style:style style:name="T9" style:family="text">
      <style:text-properties officeooo:rsid="000cfe65"/>
    </style:style>
    <style:style style:name="T10" style:family="text">
      <style:text-properties fo:font-weight="bold" officeooo:rsid="000e9aee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stavo Marin Masti <text:s text:c="6"/>ingenieria en sistemas <text:s text:c="3"/>35-557</text:p>
      <text:h text:style-name="P1" text:outline-level="1">Sistema de control de calidad en cinta transportadora usando Qlearning</text:h>
      <text:p text:style-name="P7">El sistema automatico de control de calidad que utiliza Q-learning el cual es aprendizaje por refuerzo para identificar y retirar productos de una linea de produccion el agente aprende automaticamente sin supervicion previa alcanzando 98 % de eficiencia</text:p>
      <text:p text:style-name="P4">Fundamentos :</text:p>
      <text:p text:style-name="P7">para lo que es el proyecto use el algoritmo de <text:s/>Qlearning el cual aprende una funcion Q(s,a) estimando la recompensa esperada de cada accion en cada estado</text:p>
      <text:p text:style-name="P7">Q(s,a) ← Q(s,a) + α[r + γ·max Q(s',a') – Q(s,a)]</text:p>
      <text:h text:style-name="P2" text:outline-level="3">Arquitectura del Sistema</text:h>
      <text:p text:style-name="Text_20_body"><text:span text:style-name="Strong_20_Emphasis"><text:span text:style-name="T1">Estados:</text:span></text:span><text:span text:style-name="T1"> 0=Producto bueno , 1=Producto defectuoso<text:line-break/></text:span><text:span text:style-name="Strong_20_Emphasis"><text:span text:style-name="T1">Acciones:</text:span></text:span><text:span text:style-name="T1"> 0=Dejar pasar , 1=Retirar</text:span></text:p>
      <text:p text:style-name="Text_20_body"><text:span text:style-name="Strong_20_Emphasis"><text:span text:style-name="T1">Sistema de Recompensas:</text:span>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Situacion <text:s/></text:p>
          </table:table-cell>
          <table:table-cell table:style-name="Tabla1.A1" office:value-type="string">
            <text:p text:style-name="P3">Accion </text:p>
          </table:table-cell>
          <table:table-cell table:style-name="Tabla1.C1" office:value-type="string">
            <text:p text:style-name="P3">Recompensa </text:p>
          </table:table-cell>
        </table:table-row>
        <table:table-row>
          <table:table-cell table:style-name="Tabla1.A2" office:value-type="string">
            <text:p text:style-name="P3">defectuoso</text:p>
          </table:table-cell>
          <table:table-cell table:style-name="Tabla1.A2" office:value-type="string">
            <text:p text:style-name="P3">Retirar </text:p>
          </table:table-cell>
          <table:table-cell table:style-name="Tabla1.C2" office:value-type="string">
            <text:p text:style-name="P3">+10</text:p>
          </table:table-cell>
        </table:table-row>
        <table:table-row>
          <table:table-cell table:style-name="Tabla1.A2" office:value-type="string">
            <text:p text:style-name="P3">Defectuoso</text:p>
          </table:table-cell>
          <table:table-cell table:style-name="Tabla1.A2" office:value-type="string">
            <text:p text:style-name="P3">Dejar pasar</text:p>
          </table:table-cell>
          <table:table-cell table:style-name="Tabla1.C2" office:value-type="string">
            <text:p text:style-name="Table_20_Contents">-<text:span text:style-name="T9">10</text:span></text:p>
          </table:table-cell>
        </table:table-row>
        <table:table-row>
          <table:table-cell table:style-name="Tabla1.A2" office:value-type="string">
            <text:p text:style-name="P3">bueno</text:p>
          </table:table-cell>
          <table:table-cell table:style-name="Tabla1.A2" office:value-type="string">
            <text:p text:style-name="P3">Dejar pasar</text:p>
          </table:table-cell>
          <table:table-cell table:style-name="Tabla1.C2" office:value-type="string">
            <text:p text:style-name="P3">+5</text:p>
          </table:table-cell>
        </table:table-row>
        <table:table-row>
          <table:table-cell table:style-name="Tabla1.A2" office:value-type="string">
            <text:p text:style-name="P3">bueno</text:p>
          </table:table-cell>
          <table:table-cell table:style-name="Tabla1.A2" office:value-type="string">
            <text:p text:style-name="P3">retirar</text:p>
          </table:table-cell>
          <table:table-cell table:style-name="Tabla1.C2" office:value-type="string">
            <text:p text:style-name="Table_20_Contents">-<text:span text:style-name="T9">5</text:span></text:p>
          </table:table-cell>
        </table:table-row>
      </table:table>
      <text:p text:style-name="Text_20_body"><text:span text:style-name="Strong_20_Emphasis"><text:span text:style-name="T1"/></text:span></text:p>
      <text:p text:style-name="P5">Componentes</text:p>
      <text:p text:style-name="Text_20_body"><text:span text:style-name="T3"><text:s/>en el codigo se tiene una funcion de la </text:span><text:span text:style-name="T5">Cintatransportadoraenv , </text:span><text:span text:style-name="T3">el cual simula el entorno de la cinta transportadora donde existen las siguientes definiciones </text:span></text:p>
      <text:p text:style-name="Text_20_body"><text:span text:style-name="T5">__init__ :</text:span><text:span text:style-name="T3">el cual inicia la clase es un constructor</text:span></text:p>
      <text:p text:style-name="P9"><text:span text:style-name="T7">r</text:span><text:span text:style-name="T6">einiciar: </text:span><text:span text:style-name="T2">al iniciar el entorno no habra ningun producto , esta funcion genera un nuevo producto con un 30% malo y el 70% bueno</text:span></text:p>
      <text:p text:style-name="P9"><text:span text:style-name="T6">paso: </text:span><text:span text:style-name="T2">es la funcion el cual ejecuta la accion calcula la recompensa genera el siguiente producto</text:span></text:p>
      <text:p text:style-name="P8"><text:span text:style-name="T5">entrenamiento: </text:span><text:span text:style-name="T3">en esta funcion definimos el entrenamiento con Qlearning con una politica epsilongrady, tambien se pasa diferentes parametros como ser el numero de episodios , alpha, gamma, decay_epsilon, min_epsilon, ,prob_malo ,semilla, guardar_ruta, </text:span><text:span text:style-name="T4">guarda la tabla q en una ruta que se designo q_tabla.npy</text:span></text:p>
      <text:p text:style-name="P10"><text:span text:style-name="T6">simulacion: </text:span><text:span text:style-name="T2">para la simulacion estamos usando pygame el cual es en tiempo real donde se vera lo siguiente</text:span></text:p>
      <text:p text:style-name="P11"><text:span text:style-name="T4">Verde = Producto bueno debe pasar </text:span></text:p>
      <text:p text:style-name="P11">Rojo = Producto defectuoso debe retirarse </text:p>
      <text:p text:style-name="P11">Brazo azul = Activo (retirando) |Gris = Inactiv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09:24:58.548731932</meta:creation-date>
    <dc:date>2025-11-28T10:11:19.898198666</dc:date>
    <meta:editing-duration>PT8M21S</meta:editing-duration>
    <meta:editing-cycles>1</meta:editing-cycles>
    <meta:document-statistic meta:table-count="1" meta:image-count="0" meta:object-count="0" meta:page-count="1" meta:paragraph-count="34" meta:word-count="283" meta:character-count="1819" meta:non-whitespace-character-count="1550"/>
    <meta:generator>LibreOffice/7.3.7.2$Linux_X86_64 LibreOffice_project/30$Build-2</meta:generator>
  </office:meta>
</office:document-meta>
</file>